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hatch" draw:fill-hatch-name="Hatching_20_4" draw:fill-hatch-solid="fals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0000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ff00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width="0.254cm" svg:stroke-color="#808080" draw:marker-start-width="0.579cm" draw:marker-end-width="0.579cm" draw:stroke-linejoin="miter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7" style:family="graphic" style:parent-style-name="standard">
      <style:graphic-properties draw:stroke="none" svg:stroke-color="#000000" draw:fill="none" draw:fill-color="#808080" draw:textarea-horizontal-align="left" draw:auto-grow-height="true" draw:auto-grow-width="true" fo:min-height="0cm" fo:min-width="10.3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center"/>
      <style:text-properties fo:color="#ffffff" fo:font-size="24pt" fo:text-shadow="none" fo:font-weight="normal" style:font-size-asian="24pt" style:font-weight-asian="normal" style:font-size-complex="24pt" style:font-weight-complex="normal"/>
    </style:style>
    <style:style style:name="P4" style:family="paragraph">
      <style:text-properties fo:color="#ffffff" fo:font-size="2pt" fo:font-weight="bold" style:font-size-asian="2pt" style:font-weight-asian="bold" style:font-size-complex="2pt" style:font-weight-complex="bold"/>
    </style:style>
    <style:style style:name="T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24pt" fo:text-shadow="none" fo:font-weight="normal" style:font-size-asian="24pt" style:font-weight-asian="normal" style:font-size-complex="24pt" style:font-weight-complex="normal"/>
    </style:style>
    <style:style style:name="T3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4" style:family="text">
      <style:text-properties fo:color="#ffffff" fo:font-size="4.40000009536743pt" fo:font-weight="bold" style:font-size-asian="4.40000009536743pt" style:font-weight-asian="bold" style:font-size-complex="4.4000000953674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557cm" svg:height="11.557cm" svg:x="5.064cm" svg:y="5.064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0.876cm" svg:height="10.876cm" svg:x="5.357cm" svg:y="5.4cm">
            <text:p text:style-name="P1"><text:span text:style-name="T1">LOGO</text:span></text:p>
            <text:p text:style-name="P1"><text:span text:style-name="T1">EXAMPL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9.483cm" svg:height="9.483cm" svg:x="5.863cm" svg:y="6.433cm">
            <text:p text:style-name="P1"><text:span text:style-name="T1">LOGO</text:span></text:p>
            <text:p text:style-name="P1"><text:span text:style-name="T1">EXAMPL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8.155cm" svg:height="8.155cm" svg:x="6.78cm" svg:y="6.742cm">
            <text:p text:style-name="P1"><text:span text:style-name="T2">Zdf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6.765cm" svg:height="6.765cm" svg:x="7.234cm" svg:y="7.786cm">
            <text:p text:style-name="P1"><text:span text:style-name="T3">EXAMPLE</text:span></text:p>
            <text:p text:style-name="P1"><text:span text:style-name="T3">VECTOR</text:span><text:span text:style-name="T3"><text:line-break/></text:span><text:span text:style-name="T3">GRAPHI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" draw:text-style-name="P1" draw:layer="layout" svg:width="11.557cm" svg:height="11.557cm" svg:x="5.02cm" svg:y="5.064cm">
          <text:p text:style-name="P1"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1.869cm" svg:height="0.437cm" svg:x="4.882cm" svg:y="4.857cm">
          <draw:text-box>
            <text:p><text:span text:style-name="T4">EXAMPLE VECTOR GRAPHIC EXAMPLE VECTOR GRAPHIC EXAMPLE VECTOR GRAPHIC EXAMPLE VECTOR GRAPHIC EXAMPLE VECTOR GRAPHIC </text:span></text:p>
          </draw:text-box>
        </draw:frame>
        <draw:frame draw:style-name="gr7" draw:text-style-name="P4" draw:layer="layout" svg:width="11.869cm" svg:height="0.437cm" svg:x="4.883cm" svg:y="16.408cm">
          <draw:text-box>
            <text:p><text:span text:style-name="T4">EXAMPLE VECTOR GRAPHIC EXAMPLE VECTOR GRAPHIC EXAMPLE VECTOR GRAPHIC EXAMPLE VECTOR GRAPHIC EXAMPLE VECTOR GRAPHIC </text:span></text:p>
          </draw:text-box>
        </draw:frame>
        <draw:frame draw:style-name="gr7" draw:text-style-name="P4" draw:layer="layout" svg:width="11.869cm" svg:height="0.437cm" draw:transform="rotate (1.5707963267949) translate (4.817cm 16.742cm)">
          <draw:text-box>
            <text:p><text:span text:style-name="T4">EXAMPLE VECTOR GRAPHIC EXAMPLE VECTOR GRAPHIC EXAMPLE VECTOR GRAPHIC EXAMPLE VECTOR GRAPHIC EXAMPLE VECTOR GRAPHIC </text:span></text:p>
          </draw:text-box>
        </draw:frame>
        <draw:frame draw:style-name="gr7" draw:text-style-name="P4" draw:layer="layout" svg:width="11.869cm" svg:height="0.437cm" draw:transform="rotate (-1.5707963267949) translate (16.795cm 4.92cm)">
          <draw:text-box>
            <text:p><text:span text:style-name="T4">EXAMPLE VECTOR GRAPHIC EXAMPLE VECTOR GRAPHIC EXAMPLE VECTOR GRAPHIC EXAMPLE VECTOR GRAPHIC EXAMPLE VECTOR GRAPHIC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hatch draw:name="Hatching_20_2" draw:display-name="Hatching 2" draw:style="double" draw:color="#000000" draw:distance="0.127cm" draw:rotation="450"/>
    <draw:hatch draw:name="Hatching_20_3" draw:display-name="Hatching 3" draw:style="double" draw:color="#000000" draw:distance="0.178cm" draw:rotation="450"/>
    <draw:hatch draw:name="Hatching_20_4" draw:display-name="Hatching 4" draw:style="double" draw:color="#000000" draw:distance="0.279cm" draw:rotation="450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2T19:48:01.88</meta:creation-date>
    <dc:date>2014-04-26T14:30:31.99</dc:date>
    <meta:editing-duration>PT2M40S</meta:editing-duration>
    <meta:editing-cycles>5</meta:editing-cycles>
    <meta:generator>LibreOffice/4.0.4.2$Windows_x86 LibreOffice_project/9e9821abd0ffdbc09cd8c52eaa574fa09eb08f2</meta:generator>
    <meta:document-statistic meta:object-count="11"/>
  </office:meta>
</office:document-meta>
</file>